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iggest-single-number/" text:style-name="Internet_20_link" text:visited-style-name="Visited_20_Internet_20_Link"><text:span text:style-name="T1">619. Biggest Single Number</text:span></text:a></text:p>
      <text:section text:style-name="Sect1" text:name="headlessui-popover-button-:r1d:">
        <text:p text:style-name="Standard"/>
      </text:section>
      <text:p text:style-name="P5">Easy</text:p>
      <text:p text:style-name="P5">343</text:p>
      <text:p text:style-name="P5">154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5">Companies</text:p>
      <text:p text:style-name="P5">SQL Schema</text:p>
      <text:p text:style-name="Horizontal_20_Line"/>
      <text:p text:style-name="P6">Pandas Schema</text:p>
      <text:p text:style-name="Horizontal_20_Line"/>
      <text:p text:style-name="P8"><text:span text:style-name="T1">Table: </text:span><text:span text:style-name="Source_20_Text"><text:span text:style-name="T2">MyNumbers</text:span></text:span></text:p>
      <text:p text:style-name="P2">+-------------+------+</text:p>
      <text:p text:style-name="P2">| Column Name | Type |</text:p>
      <text:p text:style-name="P2">+-------------+------+</text:p>
      <text:p text:style-name="P2">| num <text:s text:c="8"/>| int <text:s/>|</text:p>
      <text:p text:style-name="P2">+-------------+------+</text:p>
      <text:p text:style-name="P2">This table may contain duplicates (In other words, there is no primary key for this table in SQL).</text:p>
      <text:p text:style-name="P1">Each row of this table contains an integer.</text:p>
      <text:p text:style-name="P7"> </text:p>
      <text:p text:style-name="P8"><text:span text:style-name="T1">A </text:span><text:span text:style-name="Strong_20_Emphasis"><text:span text:style-name="T1">single number</text:span></text:span><text:span text:style-name="T1"> is a number that appeared only once in the </text:span><text:span text:style-name="Source_20_Text"><text:span text:style-name="T2">MyNumbers</text:span></text:span><text:span text:style-name="T1"> table.</text:span></text:p>
      <text:p text:style-name="P8"><text:span text:style-name="T1">Find the largest </text:span><text:span text:style-name="Strong_20_Emphasis"><text:span text:style-name="T1">single number</text:span></text:span><text:span text:style-name="T1">. If there is no </text:span><text:span text:style-name="Strong_20_Emphasis"><text:span text:style-name="T1">single number</text:span></text:span><text:span text:style-name="T1">, report </text:span><text:span text:style-name="Source_20_Text"><text:span text:style-name="T2">null</text:span></text:span><text:span text:style-name="T1">.</text:span></text:p>
      <text:p text:style-name="P7">The result format is in the following example.</text:p>
      <text:p text:style-name="P7"> </text:p>
      <text:p text:style-name="P8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MyNumbers table:</text:p>
      <text:p text:style-name="P2">+-----+</text:p>
      <text:p text:style-name="P2">| num |</text:p>
      <text:p text:style-name="P2">+-----+</text:p>
      <text:p text:style-name="P2">| 8 <text:s text:c="2"/>|</text:p>
      <text:p text:style-name="P2">| 8 <text:s text:c="2"/>|</text:p>
      <text:p text:style-name="P2">| 3 <text:s text:c="2"/>|</text:p>
      <text:p text:style-name="P2">| 3 <text:s text:c="2"/>|</text:p>
      <text:p text:style-name="P2">| 1 <text:s text:c="2"/>|</text:p>
      <text:p text:style-name="P2">| 4 <text:s text:c="2"/>|</text:p>
      <text:p text:style-name="P2">| 5 <text:s text:c="2"/>|</text:p>
      <text:p text:style-name="P2">| 6 <text:s text:c="2"/>|</text:p>
      <text:p text:style-name="P2">+-----+</text:p>
      <text:p text:style-name="P3"><text:span text:style-name="Strong_20_Emphasis"><text:span text:style-name="T1">Output:</text:span></text:span><text:span text:style-name="T1"> </text:span></text:p>
      <text:p text:style-name="P2">+-----+</text:p>
      <text:p text:style-name="P2">| num |</text:p>
      <text:p text:style-name="P2">+-----+</text:p>
      <text:p text:style-name="P2">| 6 <text:s text:c="2"/>|</text:p>
      <text:p text:style-name="P2"><text:soft-page-break/>+-----+</text:p>
      <text:p text:style-name="P3"><text:span text:style-name="Strong_20_Emphasis"><text:span text:style-name="T1">Explanation:</text:span></text:span><text:span text:style-name="T1"> The single numbers are 1, 4, 5, and 6.</text:span></text:p>
      <text:p text:style-name="P1">Since 6 is the largest single number, we return it.</text:p>
      <text:p text:style-name="P8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</text:span></text:p>
      <text:p text:style-name="P2">MyNumbers table:</text:p>
      <text:p text:style-name="P2">+-----+</text:p>
      <text:p text:style-name="P2">| num |</text:p>
      <text:p text:style-name="P2">+-----+</text:p>
      <text:p text:style-name="P2">| 8 <text:s text:c="2"/>|</text:p>
      <text:p text:style-name="P2">| 8 <text:s text:c="2"/>|</text:p>
      <text:p text:style-name="P2">| 7 <text:s text:c="2"/>|</text:p>
      <text:p text:style-name="P2">| 7 <text:s text:c="2"/>|</text:p>
      <text:p text:style-name="P2">| 3 <text:s text:c="2"/>|</text:p>
      <text:p text:style-name="P2">| 3 <text:s text:c="2"/>|</text:p>
      <text:p text:style-name="P2">| 3 <text:s text:c="2"/>|</text:p>
      <text:p text:style-name="P2">+-----+</text:p>
      <text:p text:style-name="P3"><text:span text:style-name="Strong_20_Emphasis"><text:span text:style-name="T1">Output:</text:span></text:span><text:span text:style-name="T1"> </text:span></text:p>
      <text:p text:style-name="P2">+------+</text:p>
      <text:p text:style-name="P2">| num <text:s/>|</text:p>
      <text:p text:style-name="P2">+------+</text:p>
      <text:p text:style-name="P2">| null |</text:p>
      <text:p text:style-name="P2">+------+</text:p>
      <text:p text:style-name="P4"><text:span text:style-name="Strong_20_Emphasis"><text:span text:style-name="T1">Explanation:</text:span></text:span><text:span text:style-name="T1"> There are no single numbers in the input table so we return null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5:08:01.801000000</dc:date>
    <meta:editing-duration>PT12S</meta:editing-duration>
    <meta:editing-cycles>1</meta:editing-cycles>
    <meta:document-statistic meta:table-count="0" meta:image-count="0" meta:object-count="0" meta:page-count="2" meta:paragraph-count="64" meta:word-count="228" meta:character-count="1030" meta:non-whitespace-character-count="834"/>
    <meta:generator>LibreOffice/7.2.2.2$Windows_X86_64 LibreOffice_project/02b2acce88a210515b4a5bb2e46cbfb63fe97d56</meta:generator>
  </office:meta>
</office:document-meta>
</file>